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e7ab1" officeooo:paragraph-rsid="000e7ab1"/>
    </style:style>
    <style:style style:name="P2" style:family="paragraph" style:parent-style-name="Table_20_Contents">
      <style:text-properties officeooo:rsid="000e7ab1" officeooo:paragraph-rsid="0010c2cd"/>
    </style:style>
    <style:style style:name="P3" style:family="paragraph" style:parent-style-name="Table_20_Contents">
      <style:text-properties officeooo:rsid="000e7ab1" officeooo:paragraph-rsid="00127cf1"/>
    </style:style>
    <style:style style:name="P4" style:family="paragraph" style:parent-style-name="Table_20_Contents">
      <style:text-properties officeooo:paragraph-rsid="0010c2cd"/>
    </style:style>
    <style:style style:name="P5" style:family="paragraph" style:parent-style-name="Table_20_Contents">
      <style:text-properties officeooo:rsid="0010c2cd" officeooo:paragraph-rsid="0010c2cd"/>
    </style:style>
    <style:style style:name="P6" style:family="paragraph" style:parent-style-name="Table_20_Contents">
      <style:text-properties officeooo:rsid="0010c2cd" officeooo:paragraph-rsid="00127cf1"/>
    </style:style>
    <style:style style:name="P7" style:family="paragraph" style:parent-style-name="Table_20_Contents">
      <style:text-properties officeooo:paragraph-rsid="00127cf1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rsid="000e1c09" officeooo:paragraph-rsid="0010c2cd"/>
    </style:style>
    <style:style style:name="P10" style:family="paragraph" style:parent-style-name="Standard">
      <style:text-properties officeooo:rsid="000e1c09" officeooo:paragraph-rsid="00127cf1"/>
    </style:style>
    <style:style style:name="P11" style:family="paragraph" style:parent-style-name="Standard">
      <style:text-properties officeooo:paragraph-rsid="0010c2cd"/>
    </style:style>
    <style:style style:name="P12" style:family="paragraph" style:parent-style-name="Standard">
      <style:text-properties officeooo:paragraph-rsid="00127cf1"/>
    </style:style>
    <style:style style:name="P13" style:family="paragraph" style:parent-style-name="Standard">
      <style:text-properties officeooo:rsid="001d071a" officeooo:paragraph-rsid="001d071a"/>
    </style:style>
    <style:style style:name="P14" style:family="paragraph" style:parent-style-name="Standard">
      <style:text-properties officeooo:rsid="000e1c09" officeooo:paragraph-rsid="000e1c09"/>
    </style:style>
    <style:style style:name="P15" style:family="paragraph" style:parent-style-name="Standard">
      <style:text-properties officeooo:rsid="000e1c09" officeooo:paragraph-rsid="0010c2cd"/>
    </style:style>
    <style:style style:name="P16" style:family="paragraph" style:parent-style-name="Standard">
      <style:text-properties officeooo:rsid="000e1c09" officeooo:paragraph-rsid="00127cf1"/>
    </style:style>
    <style:style style:name="P17" style:family="paragraph" style:parent-style-name="Standard">
      <style:text-properties officeooo:rsid="000e1c09" officeooo:paragraph-rsid="002b91e4"/>
    </style:style>
    <style:style style:name="P18" style:family="paragraph" style:parent-style-name="Standard">
      <style:text-properties officeooo:rsid="001d071a" officeooo:paragraph-rsid="001d071a"/>
    </style:style>
    <style:style style:name="P19" style:family="paragraph" style:parent-style-name="Standard">
      <style:text-properties officeooo:rsid="0024a50c" officeooo:paragraph-rsid="0024a50c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e1c09" officeooo:paragraph-rsid="002b91e4" style:font-weight-asian="bold" style:font-weight-complex="bold"/>
    </style:style>
    <style:style style:name="P21" style:family="paragraph" style:parent-style-name="Standard">
      <style:text-properties fo:font-style="italic" style:text-underline-style="solid" style:text-underline-width="auto" style:text-underline-color="font-color" fo:font-weight="bold" officeooo:rsid="0024a50c" officeooo:paragraph-rsid="0024a50c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rsid="0037bf30" officeooo:paragraph-rsid="0037bf30"/>
    </style:style>
    <style:style style:name="P23" style:family="paragraph" style:parent-style-name="Standard">
      <style:text-properties officeooo:rsid="003ce867" officeooo:paragraph-rsid="003ce867"/>
    </style:style>
    <style:style style:name="P24" style:family="paragraph" style:parent-style-name="Standard">
      <style:text-properties officeooo:rsid="003db778" officeooo:paragraph-rsid="003db778"/>
    </style:style>
    <style:style style:name="P25" style:family="paragraph" style:parent-style-name="Standard">
      <style:text-properties officeooo:rsid="003e6089" officeooo:paragraph-rsid="003e6089"/>
    </style:style>
    <style:style style:name="P26" style:family="paragraph" style:parent-style-name="Standard">
      <style:text-properties officeooo:rsid="004014f7" officeooo:paragraph-rsid="004014f7"/>
    </style:style>
    <style:style style:name="P27" style:family="paragraph" style:parent-style-name="Standard">
      <style:text-properties officeooo:rsid="0040d7e3" officeooo:paragraph-rsid="0040d7e3"/>
    </style:style>
    <style:style style:name="P28" style:family="paragraph" style:parent-style-name="Standard">
      <style:paragraph-properties fo:text-align="start" style:justify-single-word="false"/>
      <style:text-properties officeooo:rsid="0040d7e3" officeooo:paragraph-rsid="0040d7e3"/>
    </style:style>
    <style:style style:name="P29" style:family="paragraph" style:parent-style-name="Standard">
      <style:text-properties officeooo:rsid="004ca987" officeooo:paragraph-rsid="004ca987"/>
    </style:style>
    <style:style style:name="P30" style:family="paragraph" style:parent-style-name="Standard">
      <style:text-properties officeooo:rsid="004ca987" officeooo:paragraph-rsid="00500a64"/>
    </style:style>
    <style:style style:name="T1" style:family="text">
      <style:text-properties officeooo:rsid="000101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7ab1"/>
    </style:style>
    <style:style style:name="T4" style:family="text">
      <style:text-properties officeooo:rsid="0010c2cd"/>
    </style:style>
    <style:style style:name="T5" style:family="text">
      <style:text-properties officeooo:rsid="00127cf1"/>
    </style:style>
    <style:style style:name="T6" style:family="text">
      <style:text-properties officeooo:rsid="001567b3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db7be"/>
    </style:style>
    <style:style style:name="T10" style:family="text">
      <style:text-properties officeooo:rsid="00391676"/>
    </style:style>
    <style:style style:name="T11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text-underline-style="none" officeooo:rsid="00425191" style:font-size-asian="14pt" style:font-style-asian="italic" style:font-size-complex="14pt" style:font-style-complex="italic"/>
    </style:style>
    <style:style style:name="T13" style:family="text">
      <style:text-properties officeooo:rsid="004e7335"/>
    </style:style>
    <style:style style:name="T14" style:family="text">
      <style:text-properties fo:font-style="italic" officeooo:rsid="004e7335" style:font-style-asian="italic" style:font-style-complex="italic"/>
    </style:style>
    <style:style style:name="T15" style:family="text">
      <style:text-properties style:text-position="sub 58%" officeooo:rsid="004e7335"/>
    </style:style>
    <style:style style:name="T16" style:family="text">
      <style:text-properties style:text-position="sub 58%" fo:font-style="italic" officeooo:rsid="004e7335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Лекция <text:span text:style-name="T1">2</text:span></text:p>
      <text:p text:style-name="Standard"><draw:frame draw:style-name="fr1" draw:name="Объект1" text:anchor-type="as-char" svg:y="-0.386cm" svg:width="5.801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span text:style-name="T2">Конфигурация МТ </text:span>- <draw:frame draw:style-name="fr1" draw:name="Объект2" text:anchor-type="as-char" svg:y="-0.437cm" svg:width="9.902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Объект3" text:anchor-type="as-char" svg:y="-1.543cm" svg:width="11.476cm" svg:height="2.86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Table_20_Contents"><text:span text:style-name="T3">1) </text:span>*</text:p>
          </table:table-cell>
          <table:table-cell table:style-name="Таблица1.A1" office:value-type="string">
            <text:p text:style-name="P1">x</text:p>
          </table:table-cell>
          <table:table-cell table:style-name="Таблица1.A1" office:value-type="string">
            <text:p text:style-name="P1">a</text:p>
          </table:table-cell>
          <table:table-cell table:style-name="Таблица1.A1" office:value-type="string">
            <text:p text:style-name="P1">y</text:p>
          </table:table-cell>
          <table:table-cell table:style-name="Таблица1.E1" office:value-type="string">
            <text:p text:style-name="Table_20_Contents"><draw:frame draw:style-name="fr1" draw:name="Объект4" text:anchor-type="as-char" svg:y="-0.328cm" svg:width="0.577cm" svg:height="0.349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14"><text:s text:c="74"/>q 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4"><text:span text:style-name="T4"><text:s/></text:span>*</text:p>
          </table:table-cell>
          <table:table-cell table:style-name="Таблица2.A1" office:value-type="string">
            <text:p text:style-name="P2">x</text:p>
          </table:table-cell>
          <table:table-cell table:style-name="Таблица2.A1" office:value-type="string">
            <text:p text:style-name="P5">b</text:p>
          </table:table-cell>
          <table:table-cell table:style-name="Таблица2.A1" office:value-type="string">
            <text:p text:style-name="P2">y</text:p>
          </table:table-cell>
          <table:table-cell table:style-name="Таблица2.E1" office:value-type="string">
            <text:p text:style-name="P4"><draw:frame draw:style-name="fr1" draw:name="Объект5" text:anchor-type="as-char" svg:y="-0.328cm" svg:width="0.577cm" svg:height="0.34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</table:table>
      <text:p text:style-name="P9"><text:s text:c="73"/><text:span text:style-name="T4">r </text:span></text:p>
      <text:p text:style-name="P9"/>
      <text:p text:style-name="P11"/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4"><text:span text:style-name="T4">2) </text:span>*</text:p>
          </table:table-cell>
          <table:table-cell table:style-name="Таблица3.A1" office:value-type="string">
            <text:p text:style-name="P2">x</text:p>
          </table:table-cell>
          <table:table-cell table:style-name="Таблица3.A1" office:value-type="string">
            <text:p text:style-name="P2">a</text:p>
          </table:table-cell>
          <table:table-cell table:style-name="Таблица3.A1" office:value-type="string">
            <text:p text:style-name="P2">y</text:p>
          </table:table-cell>
          <table:table-cell table:style-name="Таблица3.E1" office:value-type="string">
            <text:p text:style-name="P4"><draw:frame draw:style-name="fr1" draw:name="Объект6" text:anchor-type="as-char" svg:y="-0.328cm" svg:width="0.577cm" svg:height="0.34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</table:table>
      <text:p text:style-name="P9"><text:s text:c="74"/>q </text:p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4"><text:span text:style-name="T4"><text:s/></text:span>*</text:p>
          </table:table-cell>
          <table:table-cell table:style-name="Таблица4.A1" office:value-type="string">
            <text:p text:style-name="P5">x<text:span text:style-name="T6">`</text:span> <text:s text:c="10"/>| <text:s text:c="8"/>c</text:p>
          </table:table-cell>
          <table:table-cell table:style-name="Таблица4.A1" office:value-type="string">
            <text:p text:style-name="P5">b</text:p>
          </table:table-cell>
          <table:table-cell table:style-name="Таблица4.A1" office:value-type="string">
            <text:p text:style-name="P2">y</text:p>
          </table:table-cell>
          <table:table-cell table:style-name="Таблица4.E1" office:value-type="string">
            <text:p text:style-name="P4"><draw:frame draw:style-name="fr1" draw:name="Объект7" text:anchor-type="as-char" svg:y="-0.328cm" svg:width="0.577cm" svg:height="0.349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</table:table>
      <text:p text:style-name="P9"><text:s text:c="57"/><text:span text:style-name="T4">r </text:span></text:p>
      <text:p text:style-name="P12"/>
      <text:p text:style-name="P12"/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7"><text:span text:style-name="T5">3) </text:span>*</text:p>
          </table:table-cell>
          <table:table-cell table:style-name="Таблица5.A1" office:value-type="string">
            <text:p text:style-name="P3">x</text:p>
          </table:table-cell>
          <table:table-cell table:style-name="Таблица5.A1" office:value-type="string">
            <text:p text:style-name="P3">a</text:p>
          </table:table-cell>
          <table:table-cell table:style-name="Таблица5.A1" office:value-type="string">
            <text:p text:style-name="P3">y</text:p>
          </table:table-cell>
          <table:table-cell table:style-name="Таблица5.E1" office:value-type="string">
            <text:p text:style-name="P7"><draw:frame draw:style-name="fr1" draw:name="Объект8" text:anchor-type="as-char" svg:y="-0.328cm" svg:width="0.577cm" svg:height="0.34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</table:table>
      <text:p text:style-name="P10"><text:s text:c="74"/>q 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7"><text:span text:style-name="T4"><text:s/></text:span>*</text:p>
          </table:table-cell>
          <table:table-cell table:style-name="Таблица6.A1" office:value-type="string">
            <text:p text:style-name="P3">x</text:p>
          </table:table-cell>
          <table:table-cell table:style-name="Таблица6.A1" office:value-type="string">
            <text:p text:style-name="P6">b</text:p>
          </table:table-cell>
          <table:table-cell table:style-name="Таблица6.A1" office:value-type="string">
            <text:p text:style-name="P3"><text:span text:style-name="T5">d <text:s text:c="10"/>| <text:s text:c="5"/></text:span>y<text:span text:style-name="T5">`</text:span></text:p>
          </table:table-cell>
          <table:table-cell table:style-name="Таблица6.E1" office:value-type="string">
            <text:p text:style-name="P7"><draw:frame draw:style-name="fr1" draw:name="Объект9" text:anchor-type="as-char" svg:y="-0.328cm" svg:width="0.577cm" svg:height="0.349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</table:table>
      <text:p text:style-name="P10"><text:s text:c="101"/><text:span text:style-name="T5">r <text:s text:c="13"/></text:span></text:p>
      <text:p text:style-name="P10"/>
      <text:p text:style-name="P10"/>
      <text:p text:style-name="P10">Вывод на множестве конфигураций МТ: <draw:frame draw:style-name="fr1" draw:name="Объект10" text:anchor-type="as-char" svg:y="-1.201cm" svg:width="16.574cm" svg:height="2.25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/>
      <text:p text:style-name="P10"><text:span text:style-name="T7">Начальная</text:span> конфигурация: <draw:frame draw:style-name="fr1" draw:name="Объект11" text:anchor-type="as-char" svg:y="-0.437cm" svg:width="4.981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text:span text:style-name="T8">Заключительная</text:span> конфигурация: <draw:frame draw:style-name="fr1" draw:name="Объект12" text:anchor-type="as-char" svg:y="-0.437cm" svg:width="5.122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/>
      <text:p text:style-name="P13">МТ называется <text:span text:style-name="T2">детерминированнной</text:span>, если из любой ее конфигурации <text:span text:style-name="T8">непосредственно</text:span> выводится не более одной конфигурации</text:p>
      <text:p text:style-name="P13"/>
      <text:p text:style-name="P13">МТ <text:span text:style-name="T2">является детерминированной</text:span> тогда и только тогда, когда в ее программе <text:span text:style-name="T9">(</text:span>системе команд<text:span text:style-name="T9">) нет двух (и более) различных команд с одинаковыми левыми частями </text:span></text:p>
      <text:p text:style-name="P13"/>
      <text:p text:style-name="P21">Дальше все МТ будем понимать как детерминированные МТ</text:p>
      <text:p text:style-name="P19"/>
      <text:p text:style-name="P17"><draw:frame draw:style-name="fr2" draw:name="Объект13" text:anchor-type="as-char" svg:y="-0.437cm" svg:width="11.396cm" svg:height="0.59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- результат работы</text:p>
      <text:p text:style-name="P17"><text:soft-page-break/><draw:frame draw:style-name="fr2" draw:name="Объект14" text:anchor-type="as-char" svg:y="-0.386cm" svg:width="1.528cm" svg:height="0.508cm" draw:z-index="13"><draw:object xlink:href="./Object 14" xlink:type="simple" xlink:show="embed" xlink:actuate="onLoad"/><draw:image xlink:href="./ObjectReplacements/Object 14" xlink:type="simple" xlink:show="embed" xlink:actuate="onLoad"/></draw:frame>вывод бесконечен или заканчивается тупиковой конфигурацией</text:p>
      <text:p text:style-name="P17"/>
      <text:p text:style-name="P17"><text:span text:style-name="T2">Тупиковая</text:span> такая конфигурация из которой не выводима ни одна конфигурация, но которая не является заключительной</text:p>
      <text:p text:style-name="P17"/>
      <text:p text:style-name="P17">Функция <draw:frame draw:style-name="fr2" draw:name="Объект15" text:anchor-type="as-char" svg:y="-0.437cm" svg:width="1.893cm" svg:height="0.554cm" draw:z-index="14"><draw:object xlink:href="./Object 15" xlink:type="simple" xlink:show="embed" xlink:actuate="onLoad"/><draw:image xlink:href="./ObjectReplacements/Object 15" xlink:type="simple" xlink:show="embed" xlink:actuate="onLoad"/></draw:frame>называется <text:span text:style-name="T2">вычисленной по Тьюрингу</text:span>, <text:s/>если может быть построена МТ <draw:frame draw:style-name="fr2" draw:name="Объект16" text:anchor-type="as-char" svg:y="-0.437cm" svg:width="16.055cm" svg:height="0.59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7"/>
      <text:p text:style-name="P17"><text:span text:style-name="T2">Гипотеза:</text:span> Любая словарная функция, вычисляемая в интуитивном смысле слова, вычислима по Тьюрингу</text:p>
      <text:p text:style-name="P17"/>
      <text:p text:style-name="P20">Основные разделы теории алгоритмов</text:p>
      <text:p text:style-name="P22">1) Определение основной модели <text:span text:style-name="T10">(МТ, НА, ...)</text:span></text:p>
      <text:p text:style-name="P22">2) Понятие вычислимой функции</text:p>
      <text:p text:style-name="P23">3) Формулировка основной гипотезы</text:p>
      <text:p text:style-name="P24">4) Эквивалентные алгоритмы</text:p>
      <text:p text:style-name="P24">5) Способы сочетаний</text:p>
      <text:p text:style-name="P25">6) Универсальный алгоритм</text:p>
      <text:p text:style-name="P26">7) Разрешимые и перечислимые множества (языки)</text:p>
      <text:p text:style-name="P27">8) Алгоритмически неразрешимые проблемы</text:p>
      <text:p text:style-name="P27"/>
      <text:p text:style-name="P28"><text:span text:style-name="T11">§</text:span><text:span text:style-name="T12">3. Нормальные алгорифмы Маркова</text:span></text:p>
      <text:p text:style-name="P27"><draw:frame draw:style-name="fr2" draw:name="Объект17" text:anchor-type="as-char" svg:y="-0.318cm" svg:width="3.276cm" svg:height="0.42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7"/>
      <text:p text:style-name="P27"><draw:frame draw:style-name="fr2" draw:name="Объект18" text:anchor-type="as-char" svg:y="-0.437cm" svg:width="7.634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7"/>
      <text:p text:style-name="P29">1)<draw:frame draw:style-name="fr2" draw:name="Объект19" text:anchor-type="as-char" svg:y="-0.386cm" svg:width="2.339cm" svg:height="0.50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9">2)<draw:frame draw:style-name="fr2" draw:name="Объект20" text:anchor-type="as-char" svg:y="-0.377cm" svg:width="3.286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9">3)<draw:frame draw:style-name="fr2" draw:name="Объект21" text:anchor-type="as-char" svg:y="-0.386cm" svg:width="2.432cm" svg:height="0.50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9"/>
      <text:p text:style-name="P30">Вхождение слова <text:span text:style-name="T14">x</text:span><text:span text:style-name="T13"> в слово </text:span><text:span text:style-name="T14">y</text:span><text:span text:style-name="T13">: </text:span><text:span text:style-name="T13"><draw:frame draw:style-name="fr2" draw:name="Объект22" text:anchor-type="as-char" svg:y="-0.386cm" svg:width="4.422cm" svg:height="0.542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30"><text:span text:style-name="T14">y</text:span><text:span text:style-name="T16">1</text:span><text:span text:style-name="T13"> — левое крыло вхождения, </text:span><text:span text:style-name="T14">y</text:span><text:span text:style-name="T16">2</text:span><text:span text:style-name="T13"> — правое крыло вхождения, </text:span><text:span text:style-name="T14">x</text:span><text:span text:style-name="T13"> — основа</text:span></text:p>
      <text:p text:style-name="P30"><draw:frame draw:style-name="fr2" draw:name="Объект23" text:anchor-type="as-char" svg:y="-0.377cm" svg:width="3.401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30"><draw:frame draw:style-name="fr2" draw:name="Объект24" text:anchor-type="as-char" svg:y="-0.797cm" svg:width="3.704cm" svg:height="1.445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0"><draw:frame draw:style-name="fr2" draw:name="Объект25" text:anchor-type="as-char" svg:y="-0.377cm" svg:width="2.819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01:33.858793894</meta:creation-date>
    <dc:date>2019-02-19T13:29:32.719668154</dc:date>
    <meta:editing-duration>PT1H24M3S</meta:editing-duration>
    <meta:editing-cycles>79</meta:editing-cycles>
    <meta:generator>LibreOffice/6.1.3.2$MacOSX_X86_64 LibreOffice_project/86daf60bf00efa86ad547e59e09d6bb77c699acb</meta:generator>
    <meta:document-statistic meta:table-count="6" meta:image-count="0" meta:object-count="25" meta:page-count="2" meta:paragraph-count="71" meta:word-count="203" meta:character-count="1784" meta:non-whitespace-character-count="1120"/>
  </office:meta>
</office:document-meta>
</file>

<file path=Object 1/content.xml><?xml version="1.0" encoding="utf-8"?>
<math xmlns="http://www.w3.org/1998/Math/MathML" display="block">
  <semantics>
    <mrow>
      <mi mathvariant="normal">Γ</mi>
      <mo stretchy="false">=</mo>
      <mrow>
        <mo fence="true" stretchy="false">(</mo>
        <mrow>
          <mrow>
            <mi>V</mi>
            <mi>,</mi>
            <mi>Q</mi>
            <mi>,</mi>
            <msub>
              <mi>q</mi>
              <mn>0,</mn>
            </msub>
            <msub>
              <mi>q</mi>
              <mi>f</mi>
            </msub>
            <mrow>
              <mi>,</mi>
              <mo stretchy="false">∗</mo>
              <mi>,</mi>
            </mrow>
            <mi mathvariant="normal">❑</mi>
            <mi>,</mi>
            <mi>S</mi>
            <mi>,</mi>
            <mi>L</mi>
            <mi>,</mi>
            <mi>R</mi>
            <mi>,</mi>
            <mi>δ</mi>
          </mrow>
        </mrow>
        <mo fence="true" stretchy="false">)</mo>
      </mrow>
    </mrow>
    <annotation encoding="StarMath 5.0">%GAMMA = ( V, Q, q_0, q_f, *, &lt;?&gt;, S, L, R, %delta )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последовательности</mi>
            <msub>
              <mi>K</mi>
              <mn>0,</mn>
            </msub>
            <msub>
              <mi>K</mi>
              <mn>1,</mn>
            </msub>
            <mn>...</mn>
            <mi>,</mi>
            <msub>
              <mi>K</mi>
              <mi>n</mi>
            </msub>
            <mi>,</mi>
            <mn>...</mn>
            <mi>,</mi>
            <mi mathvariant="italic">где</mi>
            <mrow>
              <mo fence="true" stretchy="false">(</mo>
              <mrow>
                <mrow>
                  <mo stretchy="false">∀</mo>
                  <mrow>
                    <mi>i</mi>
                    <mo stretchy="false">≥</mo>
                    <mn>0</mn>
                  </mrow>
                </mrow>
              </mrow>
              <mo fence="true" stretchy="false">)</mo>
            </mrow>
            <msub>
              <mi>K</mi>
              <mi>i</mi>
            </msub>
            <msub>
              <mtext>|-</mtext>
              <mi mathvariant="normal">Γ</mi>
            </msub>
            <msub>
              <mi>K</mi>
              <mrow>
                <mi>i</mi>
                <mo stretchy="false">+</mo>
                <mn>1</mn>
              </mrow>
            </msub>
            <mi mathvariant="italic">определен</mi>
            <mi>в</mi>
            <mi mathvariant="italic">последовательности</mi>
          </mrow>
        </mtd>
      </mtr>
      <mtr>
        <mtd>
          <mrow>
            <msub>
              <mi>K</mi>
              <mn>0</mn>
            </msub>
            <mtext>|-</mtext>
            <msub>
              <mi>K</mi>
              <mn>1</mn>
            </msub>
            <mtext>|-</mtext>
            <mn>...</mn>
            <mtext>|-</mtext>
            <msub>
              <mi>K</mi>
              <mi>n</mi>
            </msub>
            <mi>,</mi>
            <mrow>
              <mi>n</mi>
              <mo stretchy="false">≥</mo>
              <mrow>
                <mn>0</mn>
                <mo stretchy="false">−</mo>
                <mi mathvariant="italic">длина</mi>
              </mrow>
            </mrow>
            <mi mathvariant="italic">вывода</mi>
          </mrow>
        </mtd>
      </mtr>
      <mtr>
        <mtd>
          <mrow>
            <mi>C</mi>
            <msubsup>
              <mtext>|-</mtext>
              <mi mathvariant="normal">Γ</mi>
              <mtext>*</mtext>
            </msubsup>
            <mi>C</mi>
            <mi>'</mi>
            <mo stretchy="false">⇔</mo>
            <mi mathvariant="italic">Существует</mi>
            <mspace width="0.5em"/>
            <mi mathvariant="italic">вывод</mi>
            <mrow>
              <mi>C</mi>
              <mo stretchy="false">=</mo>
              <msub>
                <mi>K</mi>
                <mn>0</mn>
              </msub>
            </mrow>
            <mtext>|-</mtext>
            <msub>
              <mi>K</mi>
              <mn>1</mn>
            </msub>
            <mtext>|-</mtext>
            <mn>...</mn>
            <mtext>|-</mtext>
            <mrow>
              <msub>
                <mi>K</mi>
                <mi>n</mi>
              </msub>
              <mo stretchy="false">=</mo>
              <mi>C</mi>
            </mrow>
            <mi>'</mi>
            <mi>,</mi>
            <mrow>
              <mi>n</mi>
              <mo stretchy="false">≥</mo>
              <mn>0</mn>
            </mrow>
          </mrow>
        </mtd>
      </mtr>
      <mtr>
        <mtd>
          <mrow>
            <mi>C</mi>
            <msubsup>
              <mtext>|-</mtext>
              <mi mathvariant="normal">Γ</mi>
              <mtext>+</mtext>
            </msubsup>
            <mi>C</mi>
            <mi>'</mi>
            <mo stretchy="false">⇔</mo>
            <mrow>
              <mi>n</mi>
              <mo stretchy="false">&gt;</mo>
              <mn>0</mn>
            </mrow>
            <mi mathvariant="normal">:</mi>
            <mi>C</mi>
            <msubsup>
              <mtext>|-</mtext>
              <mi mathvariant="normal">Γ</mi>
              <mi>n</mi>
            </msubsup>
            <mi>C</mi>
            <mi>'</mi>
            <mi>,</mi>
            <mrow>
              <mi>n</mi>
              <mo stretchy="false">≥</mo>
              <mn>0</mn>
            </mrow>
          </mrow>
        </mtd>
      </mtr>
    </mtable>
    <annotation encoding="StarMath 5.0">последовательности K_0, K_1, ..., K_n, ..., где ( forall i &gt;= 0 ) K_i "|-"_%GAMMA K_{ i+1 } определен в последовательности newline
K_0 "|-" K_1 "|-"..."|-" K_n, n&gt;= 0 - длина вывода newline
C "|-"_%GAMMA^"*" C' dlrarrow Существует` вывод C = K_0 "|-" K_1 "|-" ... "|-" K_n = C', n &gt;= 0 newline
C "|-"_%GAMMA^"+" C' dlrarrow n &gt; 0: C"|-"_%GAMMA^n C', n&gt;=0 </annotation>
  </semantics>
</math>
</file>

<file path=Object 11/content.xml><?xml version="1.0" encoding="utf-8"?>
<math xmlns="http://www.w3.org/1998/Math/MathML" display="block">
  <semantics>
    <mrow>
      <mrow>
        <msub>
          <mi>C</mi>
          <mn>0</mn>
        </msub>
        <mo stretchy="false">=</mo>
        <mrow>
          <mo fence="true" stretchy="false">(</mo>
          <mrow>
            <mrow>
              <msub>
                <mi>q</mi>
                <mn>0,</mn>
              </msub>
              <mi>λ</mi>
              <mrow>
                <mi>,</mi>
                <mo stretchy="false">∗</mo>
                <mi>x</mi>
              </mrow>
              <mi mathvariant="normal">❑</mi>
            </mrow>
          </mrow>
          <mo fence="true" stretchy="false">)</mo>
        </mrow>
      </mrow>
      <mi>,</mi>
      <mi mathvariant="italic">где</mi>
      <mrow>
        <mi>x</mi>
        <mo stretchy="false">∈</mo>
        <msup>
          <mi>V</mi>
          <mtext>*</mtext>
        </msup>
      </mrow>
    </mrow>
    <annotation encoding="StarMath 5.0">C_0 = ( q_0, %lambda, *x&lt;?&gt; ), где x in V^"*"</annotation>
  </semantics>
</math>
</file>

<file path=Object 12/content.xml><?xml version="1.0" encoding="utf-8"?>
<math xmlns="http://www.w3.org/1998/Math/MathML" display="block">
  <semantics>
    <mrow>
      <mrow>
        <msub>
          <mi>C</mi>
          <mi>f</mi>
        </msub>
        <mo stretchy="false">=</mo>
        <mrow>
          <mo fence="true" stretchy="false">(</mo>
          <mrow>
            <mrow>
              <msub>
                <mi>q</mi>
                <mi>f</mi>
              </msub>
              <mi>,</mi>
              <mi>λ</mi>
              <mrow>
                <mi>,</mi>
                <mo stretchy="false">∗</mo>
                <mi>y</mi>
              </mrow>
              <mi mathvariant="normal">❑</mi>
            </mrow>
          </mrow>
          <mo fence="true" stretchy="false">)</mo>
        </mrow>
      </mrow>
      <mi>,</mi>
      <mi mathvariant="italic">где</mi>
      <mrow>
        <mi>y</mi>
        <mo stretchy="false">∈</mo>
        <msup>
          <mi>V</mi>
          <mtext>*</mtext>
        </msup>
      </mrow>
    </mrow>
    <annotation encoding="StarMath 5.0">C_f = ( q_f, %lambda, *y &lt;?&gt; ), где y in V^"*"</annotation>
  </semantics>
</math>
</file>

<file path=Object 13/content.xml><?xml version="1.0" encoding="utf-8"?>
<math xmlns="http://www.w3.org/1998/Math/MathML" display="block">
  <semantics>
    <mrow>
      <mi>!</mi>
      <mi mathvariant="normal">Γ</mi>
      <mrow>
        <mo fence="true" stretchy="false">(</mo>
        <mrow>
          <mi>x</mi>
        </mrow>
        <mo fence="true" stretchy="false">)</mo>
      </mrow>
      <mo stretchy="false">⇔</mo>
      <mrow>
        <msub>
          <mi>C</mi>
          <mn>0</mn>
        </msub>
        <mo stretchy="false">=</mo>
        <mrow>
          <mo fence="true" stretchy="false">(</mo>
          <mrow>
            <mrow>
              <msub>
                <mi>q</mi>
                <mn>0,</mn>
              </msub>
              <mi>λ</mi>
              <mrow>
                <mi>,</mi>
                <mo stretchy="false">∗</mo>
                <mi>x</mi>
              </mrow>
              <mi mathvariant="normal">❑</mi>
            </mrow>
          </mrow>
          <mo fence="true" stretchy="false">)</mo>
        </mrow>
      </mrow>
      <msubsup>
        <mtext>|-</mtext>
        <mi mathvariant="normal">Γ</mi>
        <mtext>*</mtext>
      </msubsup>
      <mrow>
        <mo fence="true" stretchy="false">(</mo>
        <mrow>
          <mrow>
            <msub>
              <mi>q</mi>
              <mi>f</mi>
            </msub>
            <mi>,</mi>
            <mi>λ</mi>
            <mrow>
              <mi>,</mi>
              <mo stretchy="false">∗</mo>
              <mi>y</mi>
            </mrow>
            <mi mathvariant="normal">❑</mi>
          </mrow>
        </mrow>
        <mo fence="true" stretchy="false">)</mo>
      </mrow>
      <mi>,</mi>
      <mi mathvariant="italic">где</mi>
      <mi>x</mi>
      <mi>,</mi>
      <mrow>
        <mi>y</mi>
        <mo stretchy="false">∈</mo>
        <msup>
          <mi>V</mi>
          <mtext>*</mtext>
        </msup>
      </mrow>
      <mi>;</mi>
      <mrow>
        <mi>y</mi>
        <mo stretchy="false">=</mo>
        <mi mathvariant="normal">Γ</mi>
      </mrow>
      <mrow>
        <mo fence="true" stretchy="false">(</mo>
        <mrow>
          <mi>x</mi>
        </mrow>
        <mo fence="true" stretchy="false">)</mo>
      </mrow>
    </mrow>
    <annotation encoding="StarMath 5.0">! %GAMMA ( x ) dlrarrow C_0 = ( q_0, %lambda, *x&lt;?&gt; ) "|-"_%GAMMA^"*" ( q_f, %lambda, *y&lt;?&gt; ), где x,y in V^"*"; y = %GAMMA( x )</annotation>
  </semantics>
</math>
</file>

<file path=Object 14/content.xml><?xml version="1.0" encoding="utf-8"?>
<math xmlns="http://www.w3.org/1998/Math/MathML" display="block">
  <semantics>
    <mrow>
      <mrow>
        <mo stretchy="false">¬</mo>
        <mi>!</mi>
      </mrow>
      <mi mathvariant="normal">Γ</mi>
      <mrow>
        <mo fence="true" stretchy="false">(</mo>
        <mrow>
          <mi>x</mi>
        </mrow>
        <mo fence="true" stretchy="false">)</mo>
      </mrow>
    </mrow>
    <annotation encoding="StarMath 5.0">neg !%GAMMA( x ) </annotation>
  </semantics>
</math>
</file>

<file path=Object 15/content.xml><?xml version="1.0" encoding="utf-8"?>
<math xmlns="http://www.w3.org/1998/Math/MathML" display="block">
  <semantics>
    <mrow>
      <mi>f</mi>
      <mi mathvariant="normal">:</mi>
      <msup>
        <mi>V</mi>
        <mtext>*</mtext>
      </msup>
      <munder>
        <mo stretchy="false">→</mo>
        <mstyle mathsize="16pt">
          <mrow>
            <mtext/>
            <mo stretchy="false">⋅</mo>
            <mtext/>
          </mrow>
        </mstyle>
      </munder>
      <msup>
        <mi>V</mi>
        <mtext>*</mtext>
      </msup>
    </mrow>
    <annotation encoding="StarMath 5.0">f: V^"*" -&gt; csub{ size 16 {""cdot""} } V^"*"</annotation>
  </semantics>
</math>
</file>

<file path=Object 16/content.xml><?xml version="1.0" encoding="utf-8"?>
<math xmlns="http://www.w3.org/1998/Math/MathML" display="block">
  <semantics>
    <mrow>
      <msub>
        <mi mathvariant="normal">Γ</mi>
        <mi>f</mi>
      </msub>
      <mi>,</mi>
      <mtext>рабочий алфавит которой</mtext>
      <mi>V</mi>
      <mrow>
        <mi>'</mi>
        <mo stretchy="false">⊇</mo>
        <mi>V</mi>
      </mrow>
      <mtext>такая, что</mtext>
      <mrow>
        <mo fence="true" stretchy="false">(</mo>
        <mrow>
          <mrow>
            <mo stretchy="false">∀</mo>
            <mrow>
              <mi>x</mi>
              <mo stretchy="false">∈</mo>
              <msup>
                <mi>V</mi>
                <mtext>*</mtext>
              </msup>
            </mrow>
          </mrow>
        </mrow>
        <mo fence="true" stretchy="false">)</mo>
      </mrow>
      <mrow>
        <mo fence="true" stretchy="false">(</mo>
        <mrow>
          <mrow>
            <mi>!</mi>
            <mi mathvariant="normal">Γ</mi>
            <mrow>
              <mo fence="true" stretchy="false">(</mo>
              <mrow>
                <mi>x</mi>
              </mrow>
              <mo fence="true" stretchy="false">)</mo>
            </mrow>
            <mo stretchy="false">⇔</mo>
            <mrow>
              <mi>x</mi>
              <mo stretchy="false">∈</mo>
              <mi>D</mi>
            </mrow>
            <mrow>
              <mo fence="true" stretchy="false">(</mo>
              <mrow>
                <mi>f</mi>
              </mrow>
              <mo fence="true" stretchy="false">)</mo>
            </mrow>
            <mtext>&amp;</mtext>
            <msub>
              <mi mathvariant="normal">Γ</mi>
              <mi>f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%GAMMA_f, "рабочий алфавит которой" V' supseteq V "такая, что" ( forall x in V^"*" ) ( !%GAMMA (x) dlrarrow x in D(f) "&amp;" %GAMMA_f(x) = f(x) ) </annotation>
  </semantics>
</math>
</file>

<file path=Object 17/content.xml><?xml version="1.0" encoding="utf-8"?>
<math xmlns="http://www.w3.org/1998/Math/MathML" display="block">
  <semantics>
    <mrow>
      <mi>α</mi>
      <mi>λ</mi>
      <mi>γ</mi>
      <mi>ο</mi>
      <mi>η</mi>
      <mi mathvariant="normal">Θ</mi>
      <mi>μ</mi>
      <mi>ο</mi>
      <mi>ς</mi>
    </mrow>
    <annotation encoding="StarMath 5.0">%alpha %lambda %gamma %omicron %eta %THETA %mu %omicron %varsigma </annotation>
  </semantics>
</math>
</file>

<file path=Object 18/content.xml><?xml version="1.0" encoding="utf-8"?>
<math xmlns="http://www.w3.org/1998/Math/MathML" display="block">
  <semantics>
    <mrow>
      <mi>x</mi>
      <mi>,</mi>
      <mrow>
        <mi>y</mi>
        <mo stretchy="false">∈</mo>
        <msup>
          <mi>V</mi>
          <mtext>*</mtext>
        </msup>
      </mrow>
      <mspace width="2.5em"/>
      <mrow>
        <mi>x</mi>
        <mo stretchy="false">⊆</mo>
        <mi>y</mi>
      </mrow>
      <mo stretchy="false">⇔</mo>
      <mrow>
        <mo fence="true" stretchy="false">(</mo>
        <mrow>
          <mrow>
            <mo stretchy="false">∃</mo>
            <msub>
              <mi>y</mi>
              <mn>1,</mn>
            </msub>
            <mrow>
              <msub>
                <mi>y</mi>
                <mn>2</mn>
              </msub>
              <mo stretchy="false">∈</mo>
              <msup>
                <mi>V</mi>
                <mtext>*</mtext>
              </msup>
            </mrow>
          </mrow>
        </mrow>
        <mo fence="true" stretchy="false">)</mo>
      </mrow>
      <mrow>
        <mo fence="true" stretchy="false">(</mo>
        <mrow>
          <mrow>
            <mrow>
              <mi>y</mi>
              <mo stretchy="false">=</mo>
              <msub>
                <mi>y</mi>
                <mn>1</mn>
              </msub>
            </mrow>
            <mi>x</mi>
            <msub>
              <mi>y</mi>
              <mn>2</mn>
            </msub>
          </mrow>
        </mrow>
        <mo fence="true" stretchy="false">)</mo>
      </mrow>
    </mrow>
    <annotation encoding="StarMath 5.0">x, y in V^"*"````` x subseteq y dlrarrow ( exists y_1, y_2 in V^"*" ) ( y = y_1 x y_2 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i>x</mi>
            <mo stretchy="false">⊆</mo>
            <mi>x</mi>
          </mrow>
        </mrow>
        <mo fence="true" stretchy="false">)</mo>
      </mrow>
    </mrow>
    <annotation encoding="StarMath 5.0">( forall x ) ( x subseteq x )</annotation>
  </semantics>
</math>
</file>

<file path=Object 2/content.xml><?xml version="1.0" encoding="utf-8"?>
<math xmlns="http://www.w3.org/1998/Math/MathML" display="block">
  <semantics>
    <mrow>
      <mrow>
        <mi>C</mi>
        <mo stretchy="false">=</mo>
        <mrow>
          <mo fence="true" stretchy="false">(</mo>
          <mrow>
            <mrow>
              <mi>q</mi>
              <mi>,</mi>
              <mi>x</mi>
              <mi>,</mi>
              <mi mathvariant="italic">ay</mi>
            </mrow>
          </mrow>
          <mo fence="true" stretchy="false">)</mo>
        </mrow>
      </mrow>
      <mi>,</mi>
      <mi mathvariant="italic">где</mi>
      <mrow>
        <mi>q</mi>
        <mo stretchy="false">∈</mo>
        <mi>Q</mi>
      </mrow>
      <mi>,</mi>
      <mrow>
        <mi>x</mi>
        <mo stretchy="false">∈</mo>
        <msup>
          <mrow>
            <mo fence="true" stretchy="false">(</mo>
            <mrow>
              <mrow>
                <mrow>
                  <mi>V</mi>
                  <mo stretchy="false">∪</mo>
                  <mrow>
                    <mtext>{</mtext>
                    <mo stretchy="false">∗</mo>
                    <mi>,</mi>
                  </mrow>
                </mrow>
                <mi mathvariant="normal">❑</mi>
                <mtext>}</mtext>
              </mrow>
            </mrow>
            <mo fence="true" stretchy="false">)</mo>
          </mrow>
          <mtext>*</mtext>
        </msup>
      </mrow>
      <mi>,</mi>
      <mrow>
        <mi>a</mi>
        <mo stretchy="false">∈</mo>
        <mrow>
          <mi>V</mi>
          <mo stretchy="false">∪</mo>
          <mrow>
            <mtext>{</mtext>
            <mo stretchy="false">∗</mo>
            <mi>,</mi>
          </mrow>
        </mrow>
      </mrow>
      <mi mathvariant="normal">❑</mi>
      <mtext>}</mtext>
    </mrow>
    <annotation encoding="StarMath 5.0">C = ( q, x, ay ), где 	q in Q, x in ( V union "{" *, &lt;?&gt; "}" )^"*", a in V union "{" *, &lt;?&gt; "}"</annotation>
  </semantics>
</math>
</file>

<file path=Object 20/content.xml><?xml version="1.0" encoding="utf-8"?>
<math xmlns="http://www.w3.org/1998/Math/MathML" display="block">
  <semantics>
    <mrow>
      <mrow>
        <mi>x</mi>
        <mo stretchy="false">⊆</mo>
        <mi>y</mi>
      </mrow>
      <mi>,</mi>
      <mrow>
        <mi>y</mi>
        <mo stretchy="false">⊆</mo>
        <mi>z</mi>
      </mrow>
      <mo stretchy="false">⇒</mo>
      <mrow>
        <mi>x</mi>
        <mo stretchy="false">⊆</mo>
        <mi>z</mi>
      </mrow>
    </mrow>
    <annotation encoding="StarMath 5.0">x subseteq y, y subseteq z drarrow x subseteq z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i>x</mi>
          </mrow>
        </mrow>
        <mo fence="true" stretchy="false">)</mo>
      </mrow>
      <mrow>
        <mo fence="true" stretchy="false">(</mo>
        <mrow>
          <mrow>
            <mi>λ</mi>
            <mo stretchy="false">⊆</mo>
            <mi>x</mi>
          </mrow>
        </mrow>
        <mo fence="true" stretchy="false">)</mo>
      </mrow>
    </mrow>
    <annotation encoding="StarMath 5.0">( forall x )( %lambda subseteq x )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,</mn>
            </msub>
            <msub>
              <mi>x</mi>
              <mn>1,</mn>
            </msub>
            <msub>
              <mi>y</mi>
              <mn>2</mn>
            </msub>
          </mrow>
        </mrow>
        <mo fence="true" stretchy="false">)</mo>
      </mrow>
      <mi>,</mi>
      <mi mathvariant="italic">где</mi>
      <msub>
        <mi>y</mi>
        <mn>1</mn>
      </msub>
      <mi>x</mi>
      <mrow>
        <msub>
          <mi>y</mi>
          <mn>2</mn>
        </msub>
        <mo stretchy="false">=</mo>
        <mi>y</mi>
      </mrow>
    </mrow>
    <annotation encoding="StarMath 5.0">( y_1, x_1, y_2 ), где y_1 x y_2 = y</annotation>
  </semantics>
</math>
</file>

<file path=Object 23/content.xml><?xml version="1.0" encoding="utf-8"?>
<math xmlns="http://www.w3.org/1998/Math/MathML" display="block">
  <semantics>
    <mrow>
      <mrow>
        <msub>
          <mi>y</mi>
          <mn>1</mn>
        </msub>
        <mo stretchy="false">∗</mo>
        <mi>x</mi>
        <mo stretchy="false">∗</mo>
        <msub>
          <mi>y</mi>
          <mn>2,</mn>
        </msub>
      </mrow>
      <mi mathvariant="italic">где</mi>
      <mrow>
        <mi>x</mi>
        <mo stretchy="false">∉</mo>
        <mi>V</mi>
      </mrow>
    </mrow>
    <annotation encoding="StarMath 5.0">y_1 * x * y_2, где x notin V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входит</mi>
            </mrow>
            <mi>,</mi>
            <mrow>
              <mi>x</mi>
              <mo stretchy="false">=</mo>
              <mi mathvariant="italic">вход</mi>
            </mrow>
          </mrow>
        </mtd>
      </mtr>
      <mtr>
        <mtd>
          <mrow>
            <mi>y</mi>
            <mo stretchy="false">=</mo>
            <mrow>
              <mi>λ</mi>
              <mo stretchy="false">∗</mo>
              <mi mathvariant="italic">вход</mi>
              <mo stretchy="false">∗</mo>
              <mi mathvariant="italic">ит</mi>
            </mrow>
          </mrow>
        </mtd>
      </mtr>
      <mtr>
        <mtd>
          <mrow>
            <mi>y</mi>
            <mo stretchy="false">=</mo>
            <mrow>
              <mtext/>
              <mo stretchy="false">∗</mo>
              <mi mathvariant="italic">вход</mi>
              <mo stretchy="false">∗</mo>
              <mi mathvariant="italic">ит</mi>
            </mrow>
          </mrow>
        </mtd>
      </mtr>
    </mtable>
    <annotation encoding="StarMath 5.0">y = входит, x = вход newline
y = %lambda * вход * ит newline
y = "" * вход * ит</annotation>
  </semantics>
</math>
</file>

<file path=Object 25/content.xml><?xml version="1.0" encoding="utf-8"?>
<math xmlns="http://www.w3.org/1998/Math/MathML" display="block">
  <semantics>
    <mrow>
      <mrow>
        <mi>λ</mi>
        <mo stretchy="false">∗</mo>
        <mi>λ</mi>
        <mo stretchy="false">∗</mo>
        <mi>x</mi>
      </mrow>
      <mo stretchy="false">=</mo>
      <mrow>
        <mtext/>
        <mo stretchy="false">∗</mo>
        <mtext/>
        <mo stretchy="false">∗</mo>
        <mi>x</mi>
      </mrow>
    </mrow>
    <annotation encoding="StarMath 5.0">%lambda * %lambda * x = ""*""*x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x</mi>
            <mi>,</mi>
            <mi mathvariant="italic">ay</mi>
          </mrow>
        </mrow>
        <mo fence="true" stretchy="false">)</mo>
      </mrow>
      <mo stretchy="false">→</mo>
      <mrow>
        <mo fence="true" stretchy="true">{</mo>
        <mrow>
          <mtable>
            <mtr>
              <mtd>
                <mrow>
                  <mrow>
                    <mo fence="true" stretchy="false">(</mo>
                    <mrow>
                      <mrow>
                        <mi>r</mi>
                        <mi>,</mi>
                        <mi>x</mi>
                        <mi>,</mi>
                        <mi mathvariant="italic">by</mi>
                      </mrow>
                    </mrow>
                    <mo fence="true" stretchy="false">)</mo>
                  </mrow>
                  <mi>,</mi>
                  <mi mathvariant="italic">если</mi>
                  <mi mathvariant="italic">используется</mi>
                  <mi mathvariant="italic">команда</mi>
                  <mi mathvariant="italic">qa</mi>
                  <mo stretchy="false">→</mo>
                  <mi mathvariant="italic">rb</mi>
                  <mi>,</mi>
                  <mi>S</mi>
                </mrow>
              </mtd>
            </mtr>
            <mtr>
              <mtd>
                <mrow>
                  <mrow>
                    <mo fence="true" stretchy="false">(</mo>
                    <mrow>
                      <mrow>
                        <mi>r</mi>
                        <mi>,</mi>
                        <mi>x</mi>
                        <mi>'</mi>
                        <mi>,</mi>
                        <mi mathvariant="italic">cdy</mi>
                      </mrow>
                    </mrow>
                    <mo fence="true" stretchy="false">)</mo>
                  </mrow>
                  <mi>,</mi>
                  <mi mathvariant="italic">если</mi>
                  <mi mathvariant="italic">используется</mi>
                  <mi mathvariant="italic">команда</mi>
                  <mi mathvariant="italic">qa</mi>
                  <mo stretchy="false">→</mo>
                  <mi mathvariant="italic">rb</mi>
                  <mi>,</mi>
                  <mi>L</mi>
                  <mi>,</mi>
                  <mi>ω</mi>
                </mrow>
              </mtd>
            </mtr>
            <mtr>
              <mtd>
                <mrow>
                  <mi>x</mi>
                  <mi>'</mi>
                  <mrow>
                    <mi>c</mi>
                    <mo stretchy="false">=</mo>
                    <mi>x</mi>
                    <mo stretchy="false">≠</mo>
                    <mi>λ</mi>
                  </mrow>
                </mrow>
              </mtd>
            </mtr>
            <mtr>
              <mtd>
                <mrow>
                  <mrow>
                    <mo fence="true" stretchy="false">(</mo>
                    <mrow>
                      <mrow>
                        <mi>r</mi>
                        <mi>,</mi>
                        <mi mathvariant="italic">xb</mi>
                        <mi>,</mi>
                        <mi mathvariant="italic">dy</mi>
                        <mi>'</mi>
                      </mrow>
                    </mrow>
                    <mo fence="true" stretchy="false">)</mo>
                  </mrow>
                  <mi>,</mi>
                  <mi mathvariant="italic">если</mi>
                  <mi mathvariant="italic">используется</mi>
                  <mi mathvariant="italic">команда</mi>
                  <mi mathvariant="italic">qa</mi>
                  <mo stretchy="false">→</mo>
                  <mi mathvariant="italic">rb</mi>
                  <mi>,</mi>
                  <mi>R</mi>
                  <mi>,</mi>
                  <mi>u</mi>
                </mrow>
              </mtd>
            </mtr>
            <mtr>
              <mtd>
                <mrow>
                  <mi mathvariant="italic">dy</mi>
                  <mrow>
                    <mi>'</mi>
                    <mo stretchy="false">=</mo>
                    <mi>y</mi>
                  </mrow>
                </mrow>
              </mtd>
            </mtr>
          </mtable>
        </mrow>
      </mrow>
    </mrow>
    <annotation encoding="StarMath 5.0">( q, x, ay ) rightarrow left lbrace matrix { (r, x, by), если используется команда qa -&gt; rb, S ## (r, x', cdy), если используется команда qa -&gt; rb, L, %omega ## x'c = x &lt;&gt; %lambda ## (r, xb, dy'), если используется команда qa -&gt; rb, R, u ## dy'=y} right none</annotation>
  </semantics>
</math>
</file>

<file path=Object 4/content.xml><?xml version="1.0" encoding="utf-8"?>
<math xmlns="http://www.w3.org/1998/Math/MathML" display="block">
  <semantics>
    <mi mathvariant="normal">❑</mi>
    <annotation encoding="StarMath 5.0">&lt;?&gt;</annotation>
  </semantics>
</math>
</file>

<file path=Object 5/content.xml><?xml version="1.0" encoding="utf-8"?>
<math xmlns="http://www.w3.org/1998/Math/MathML" display="block">
  <semantics>
    <mi mathvariant="normal">❑</mi>
    <annotation encoding="StarMath 5.0">&lt;?&gt;</annotation>
  </semantics>
</math>
</file>

<file path=Object 6/content.xml><?xml version="1.0" encoding="utf-8"?>
<math xmlns="http://www.w3.org/1998/Math/MathML" display="block">
  <semantics>
    <mi mathvariant="normal">❑</mi>
    <annotation encoding="StarMath 5.0">&lt;?&gt;</annotation>
  </semantics>
</math>
</file>

<file path=Object 7/content.xml><?xml version="1.0" encoding="utf-8"?>
<math xmlns="http://www.w3.org/1998/Math/MathML" display="block">
  <semantics>
    <mi mathvariant="normal">❑</mi>
    <annotation encoding="StarMath 5.0">&lt;?&gt;</annotation>
  </semantics>
</math>
</file>

<file path=Object 8/content.xml><?xml version="1.0" encoding="utf-8"?>
<math xmlns="http://www.w3.org/1998/Math/MathML" display="block">
  <semantics>
    <mi mathvariant="normal">❑</mi>
    <annotation encoding="StarMath 5.0">&lt;?&gt;</annotation>
  </semantics>
</math>
</file>

<file path=Object 9/content.xml><?xml version="1.0" encoding="utf-8"?>
<math xmlns="http://www.w3.org/1998/Math/MathML" display="block">
  <semantics>
    <mi mathvariant="normal">❑</mi>
    <annotation encoding="StarMath 5.0">&lt;?&gt;</annotation>
  </semantics>
</math>
</file>